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text-underline-style="solid" style:text-underline-width="auto" style:text-underline-color="font-color" fo:font-weight="bold" officeooo:rsid="001a58ca" officeooo:paragraph-rsid="001a58ca" style:font-weight-asian="bold" style:font-weight-complex="bold"/>
    </style:style>
    <style:style style:name="P2" style:family="paragraph" style:parent-style-name="Standard" style:list-style-name="L1">
      <style:paragraph-properties fo:line-height="150%"/>
      <style:text-properties style:font-name="Arial" style:text-underline-style="none" fo:font-weight="normal" officeooo:rsid="001a58ca" officeooo:paragraph-rsid="001a58ca" style:font-weight-asian="normal" style:font-weight-complex="normal"/>
    </style:style>
    <style:style style:name="P3" style:family="paragraph" style:parent-style-name="Standard" style:list-style-name="L1">
      <style:paragraph-properties fo:line-height="150%" fo:text-align="justify" style:justify-single-word="false"/>
      <style:text-properties style:font-name="Arial" style:text-underline-style="none" fo:font-weight="normal" officeooo:rsid="001a58ca" officeooo:paragraph-rsid="001a58ca" style:font-weight-asian="normal" style:font-weight-complex="normal"/>
    </style:style>
    <style:style style:name="P4" style:family="paragraph" style:parent-style-name="Standard" style:list-style-name="L1">
      <style:paragraph-properties fo:line-height="150%" fo:text-align="justify" style:justify-single-word="false"/>
      <style:text-properties style:font-name="Arial" style:text-underline-style="none" fo:font-weight="normal" officeooo:rsid="001a970f" officeooo:paragraph-rsid="001a970f" style:font-weight-asian="normal" style:font-weight-complex="normal"/>
    </style:style>
    <style:style style:name="P5" style:family="paragraph" style:parent-style-name="Standard" style:list-style-name="L1">
      <style:paragraph-properties fo:line-height="150%"/>
      <style:text-properties style:font-name="Arial" style:text-underline-style="none" fo:font-weight="normal" officeooo:rsid="001a970f" officeooo:paragraph-rsid="001a970f" style:font-weight-asian="normal" style:font-weight-complex="normal"/>
    </style:style>
    <style:style style:name="P6" style:family="paragraph" style:parent-style-name="Standard" style:list-style-name="L1">
      <style:paragraph-properties fo:line-height="150%" fo:text-align="justify" style:justify-single-word="false"/>
      <style:text-properties style:font-name="Arial" style:text-underline-style="none" fo:font-weight="normal" officeooo:rsid="001aa142" officeooo:paragraph-rsid="001aa142" style:font-weight-asian="normal" style:font-weight-complex="normal"/>
    </style:style>
    <style:style style:name="P7" style:family="paragraph" style:parent-style-name="Standard" style:list-style-name="L1">
      <style:paragraph-properties fo:line-height="150%" fo:text-align="justify" style:justify-single-word="false"/>
      <style:text-properties style:font-name="Arial" style:text-underline-style="none" fo:font-weight="normal" officeooo:rsid="001bd0fd" officeooo:paragraph-rsid="001aa142" style:font-weight-asian="normal" style:font-weight-complex="normal"/>
    </style:style>
    <style:style style:name="P8" style:family="paragraph" style:parent-style-name="Standard" style:list-style-name="L1">
      <style:paragraph-properties fo:line-height="150%" fo:text-align="justify" style:justify-single-word="false"/>
      <style:text-properties style:font-name="Arial" style:text-underline-style="none" fo:font-weight="normal" officeooo:rsid="001bd0fd" officeooo:paragraph-rsid="001bd0fd" style:font-weight-asian="normal" style:font-weight-complex="normal"/>
    </style:style>
    <style:style style:name="P9" style:family="paragraph" style:parent-style-name="Standard" style:list-style-name="L1">
      <style:paragraph-properties fo:line-height="150%"/>
      <style:text-properties style:font-name="Arial" style:text-underline-style="none" fo:font-weight="normal" officeooo:rsid="001bd0fd" officeooo:paragraph-rsid="001bd0fd" style:font-weight-asian="normal" style:font-weight-complex="normal"/>
    </style:style>
    <style:style style:name="P10" style:family="paragraph" style:parent-style-name="Standard" style:list-style-name="L1">
      <style:paragraph-properties fo:line-height="150%" fo:text-align="justify" style:justify-single-word="false"/>
      <style:text-properties style:font-name="Arial" style:text-underline-style="none" fo:font-weight="normal" officeooo:rsid="001c39cf" officeooo:paragraph-rsid="001c39cf" style:font-weight-asian="normal" style:font-weight-complex="normal"/>
    </style:style>
    <style:style style:name="P11" style:family="paragraph" style:parent-style-name="Standard" style:list-style-name="L1">
      <style:paragraph-properties fo:line-height="150%" fo:text-align="justify" style:justify-single-word="false"/>
      <style:text-properties style:font-name="Arial" style:text-underline-style="none" fo:font-weight="normal" officeooo:rsid="001cb62b" officeooo:paragraph-rsid="001cb62b" style:font-weight-asian="normal" style:font-weight-complex="normal"/>
    </style:style>
    <style:style style:name="P12" style:family="paragraph" style:parent-style-name="Standard" style:list-style-name="L1">
      <style:paragraph-properties fo:line-height="150%" fo:text-align="justify" style:justify-single-word="false"/>
      <style:text-properties style:font-name="Arial" style:text-underline-style="none" fo:font-weight="normal" officeooo:rsid="00203ff0" officeooo:paragraph-rsid="00203ff0" style:font-weight-asian="normal" style:font-weight-complex="normal"/>
    </style:style>
    <style:style style:name="P13" style:family="paragraph" style:parent-style-name="Standard" style:list-style-name="L1">
      <style:paragraph-properties fo:line-height="150%" fo:text-align="justify" style:justify-single-word="false"/>
      <style:text-properties style:font-name="Arial" style:text-underline-style="none" fo:font-weight="normal" officeooo:rsid="00214946" officeooo:paragraph-rsid="00214946" style:font-weight-asian="normal" style:font-weight-complex="normal"/>
    </style:style>
    <style:style style:name="P14" style:family="paragraph" style:parent-style-name="Standard" style:list-style-name="L1">
      <style:paragraph-properties fo:line-height="150%" fo:text-align="justify" style:justify-single-word="false"/>
      <style:text-properties style:font-name="Arial" style:text-underline-style="none" fo:font-weight="normal" officeooo:rsid="00228736" officeooo:paragraph-rsid="00228736" style:font-weight-asian="normal" style:font-weight-complex="normal"/>
    </style:style>
    <style:style style:name="P15" style:family="paragraph" style:parent-style-name="Standard" style:list-style-name="L1">
      <style:paragraph-properties fo:line-height="150%" fo:text-align="justify" style:justify-single-word="false"/>
      <style:text-properties style:font-name="Arial" style:text-underline-style="none" fo:font-weight="normal" officeooo:rsid="00241081" officeooo:paragraph-rsid="00241081" style:font-weight-asian="normal" style:font-weight-complex="normal"/>
    </style:style>
    <style:style style:name="P16" style:family="paragraph" style:parent-style-name="Standard" style:list-style-name="L1">
      <style:paragraph-properties fo:line-height="150%" fo:text-align="justify" style:justify-single-word="false"/>
      <style:text-properties style:font-name="Arial" style:text-underline-style="none" fo:font-weight="normal" officeooo:rsid="00242f13" officeooo:paragraph-rsid="00242f13" style:font-weight-asian="normal" style:font-weight-complex="normal"/>
    </style:style>
    <style:style style:name="P17" style:family="paragraph" style:parent-style-name="Standard" style:list-style-name="L1">
      <style:paragraph-properties fo:line-height="150%" fo:text-align="justify" style:justify-single-word="false"/>
      <style:text-properties style:font-name="Arial" style:text-underline-style="none" fo:font-weight="normal" officeooo:rsid="0024cd0e" officeooo:paragraph-rsid="00242f13" style:font-weight-asian="normal" style:font-weight-complex="normal"/>
    </style:style>
    <style:style style:name="P18" style:family="paragraph" style:parent-style-name="Standard" style:list-style-name="L1">
      <style:paragraph-properties fo:line-height="150%" fo:text-align="justify" style:justify-single-word="false"/>
      <style:text-properties style:font-name="Arial" style:text-underline-style="none" fo:font-weight="normal" officeooo:rsid="00252ff1" officeooo:paragraph-rsid="00242f13" style:font-weight-asian="normal" style:font-weight-complex="normal"/>
    </style:style>
    <style:style style:name="P19" style:family="paragraph" style:parent-style-name="Standard" style:list-style-name="L1">
      <style:paragraph-properties fo:line-height="150%" fo:text-align="justify" style:justify-single-word="false"/>
      <style:text-properties style:font-name="Arial" style:text-underline-style="none" fo:font-weight="normal" officeooo:rsid="00252ff1" officeooo:paragraph-rsid="00252ff1" style:font-weight-asian="normal" style:font-weight-complex="normal"/>
    </style:style>
    <style:style style:name="P20" style:family="paragraph" style:parent-style-name="Standard" style:list-style-name="L1">
      <style:paragraph-properties fo:line-height="150%" fo:text-align="justify" style:justify-single-word="false"/>
      <style:text-properties style:font-name="Arial" style:text-underline-style="none" fo:font-weight="normal" officeooo:rsid="0026618f" officeooo:paragraph-rsid="0026618f" style:font-weight-asian="normal" style:font-weight-complex="normal"/>
    </style:style>
    <style:style style:name="P21" style:family="paragraph" style:parent-style-name="Standard" style:list-style-name="L1">
      <style:paragraph-properties fo:line-height="150%" fo:text-align="justify" style:justify-single-word="false"/>
      <style:text-properties style:font-name="Arial" style:text-underline-style="none" fo:font-weight="normal" officeooo:rsid="0027cebf" officeooo:paragraph-rsid="0027cebf" style:font-weight-asian="normal" style:font-weight-complex="normal"/>
    </style:style>
    <style:style style:name="P22" style:family="paragraph" style:parent-style-name="Standard" style:list-style-name="L1">
      <style:paragraph-properties fo:line-height="150%" fo:text-align="justify" style:justify-single-word="false"/>
      <style:text-properties style:font-name="Arial" style:text-underline-style="none" fo:font-weight="normal" officeooo:rsid="0027cebf" officeooo:paragraph-rsid="0027ea4b" style:font-weight-asian="normal" style:font-weight-complex="normal"/>
    </style:style>
    <style:style style:name="P23" style:family="paragraph" style:parent-style-name="Standard" style:list-style-name="L1">
      <style:paragraph-properties fo:line-height="150%" fo:text-align="justify" style:justify-single-word="false"/>
      <style:text-properties style:font-name="Arial" style:text-underline-style="none" fo:font-weight="normal" officeooo:rsid="0029ea3f" officeooo:paragraph-rsid="0029ea3f" style:font-weight-asian="normal" style:font-weight-complex="normal"/>
    </style:style>
    <style:style style:name="P24" style:family="paragraph" style:parent-style-name="Standard" style:list-style-name="L1">
      <style:paragraph-properties fo:line-height="150%" fo:text-align="justify" style:justify-single-word="false"/>
      <style:text-properties style:font-name="Arial" style:text-underline-style="none" fo:font-weight="normal" officeooo:rsid="0029ea3f" officeooo:paragraph-rsid="002bc172" style:font-weight-asian="normal" style:font-weight-complex="normal"/>
    </style:style>
    <style:style style:name="P25" style:family="paragraph" style:parent-style-name="Standard" style:list-style-name="L1">
      <style:paragraph-properties fo:line-height="150%" fo:text-align="justify" style:justify-single-word="false"/>
      <style:text-properties style:font-name="Arial" style:text-underline-style="none" fo:font-weight="normal" officeooo:rsid="002bc172" officeooo:paragraph-rsid="002bc172" style:font-weight-asian="normal" style:font-weight-complex="normal"/>
    </style:style>
    <style:style style:name="P26" style:family="paragraph" style:parent-style-name="Standard" style:list-style-name="L1">
      <style:paragraph-properties fo:line-height="150%" fo:text-align="justify" style:justify-single-word="false"/>
      <style:text-properties style:font-name="Arial" style:text-underline-style="none" fo:font-weight="normal" officeooo:rsid="002cb6d3" officeooo:paragraph-rsid="002cb6d3" style:font-weight-asian="normal" style:font-weight-complex="normal"/>
    </style:style>
    <style:style style:name="P27" style:family="paragraph" style:parent-style-name="Standard" style:list-style-name="L1">
      <style:paragraph-properties fo:line-height="150%"/>
      <style:text-properties style:font-name="Arial" style:text-underline-style="none" fo:font-weight="normal" officeooo:rsid="002d7eda" officeooo:paragraph-rsid="002d7eda" style:font-weight-asian="normal" style:font-weight-complex="normal"/>
    </style:style>
    <style:style style:name="P28" style:family="paragraph" style:parent-style-name="Standard" style:list-style-name="L1">
      <style:paragraph-properties fo:line-height="150%" fo:text-align="justify" style:justify-single-word="false"/>
      <style:text-properties style:font-name="Arial" style:text-underline-style="none" fo:font-weight="normal" officeooo:rsid="002d7eda" officeooo:paragraph-rsid="002d7eda" style:font-weight-asian="normal" style:font-weight-complex="normal"/>
    </style:style>
    <style:style style:name="P29" style:family="paragraph" style:parent-style-name="Standard" style:list-style-name="L1">
      <style:paragraph-properties fo:line-height="150%" fo:text-align="justify" style:justify-single-word="false"/>
      <style:text-properties style:font-name="Arial" style:text-underline-style="none" fo:font-weight="normal" officeooo:rsid="002f2dbd" officeooo:paragraph-rsid="002f2dbd" style:font-weight-asian="normal" style:font-weight-complex="normal"/>
    </style:style>
    <style:style style:name="P30" style:family="paragraph" style:parent-style-name="Standard" style:list-style-name="L1">
      <style:paragraph-properties fo:line-height="150%" fo:text-align="justify" style:justify-single-word="false"/>
      <style:text-properties style:font-name="Arial" style:text-underline-style="none" fo:font-weight="normal" officeooo:rsid="002fe42f" officeooo:paragraph-rsid="002fe42f" style:font-weight-asian="normal" style:font-weight-complex="normal"/>
    </style:style>
    <style:style style:name="P31" style:family="paragraph" style:parent-style-name="Standard" style:list-style-name="L1">
      <style:paragraph-properties fo:line-height="150%"/>
      <style:text-properties style:font-name="Arial" style:text-underline-style="none" fo:font-weight="normal" officeooo:rsid="0030d1ab" officeooo:paragraph-rsid="0030d1ab" style:font-weight-asian="normal" style:font-weight-complex="normal"/>
    </style:style>
    <style:style style:name="P32" style:family="paragraph" style:parent-style-name="Standard" style:list-style-name="L1">
      <style:paragraph-properties fo:line-height="150%" fo:text-align="justify" style:justify-single-word="false"/>
      <style:text-properties style:font-name="Arial" style:text-underline-style="none" fo:font-weight="normal" officeooo:rsid="0030d1ab" officeooo:paragraph-rsid="0030d1ab" style:font-weight-asian="normal" style:font-weight-complex="normal"/>
    </style:style>
    <style:style style:name="P33" style:family="paragraph" style:parent-style-name="Standard" style:list-style-name="L1">
      <style:paragraph-properties fo:line-height="150%" fo:text-align="justify" style:justify-single-word="false"/>
      <style:text-properties style:font-name="Arial" style:text-underline-style="none" fo:font-weight="bold" officeooo:rsid="00242f13" officeooo:paragraph-rsid="00242f13" style:font-weight-asian="bold" style:font-weight-complex="bold"/>
    </style:style>
    <style:style style:name="P34" style:family="paragraph" style:parent-style-name="Standard" style:list-style-name="L1">
      <style:paragraph-properties fo:line-height="150%" fo:text-align="justify" style:justify-single-word="false"/>
      <style:text-properties style:font-name="Arial" style:text-underline-style="none" fo:font-weight="bold" officeooo:rsid="00252ff1" officeooo:paragraph-rsid="00252ff1" style:font-weight-asian="bold" style:font-weight-complex="bold"/>
    </style:style>
    <style:style style:name="P35" style:family="paragraph" style:parent-style-name="Standard" style:list-style-name="L1">
      <style:paragraph-properties fo:line-height="150%" fo:text-align="justify" style:justify-single-word="false"/>
      <style:text-properties style:font-name="Arial" fo:font-style="normal" style:text-underline-style="none" fo:font-weight="normal" officeooo:rsid="0026618f" officeooo:paragraph-rsid="0026618f" style:font-style-asian="normal" style:font-weight-asian="normal" style:font-style-complex="normal" style:font-weight-complex="normal"/>
    </style:style>
    <style:style style:name="P36" style:family="paragraph" style:parent-style-name="Standard" style:list-style-name="L1">
      <style:paragraph-properties fo:line-height="150%" fo:text-align="justify" style:justify-single-word="false"/>
      <style:text-properties officeooo:rsid="001a970f" officeooo:paragraph-rsid="001a970f"/>
    </style:style>
    <style:style style:name="P37" style:family="paragraph" style:parent-style-name="Standard" style:list-style-name="L1">
      <style:paragraph-properties fo:line-height="150%" fo:text-align="justify" style:justify-single-word="false"/>
      <style:text-properties officeooo:rsid="001a970f" officeooo:paragraph-rsid="001aa142"/>
    </style:style>
    <style:style style:name="P38" style:family="paragraph" style:parent-style-name="Standard" style:list-style-name="L1">
      <style:paragraph-properties fo:line-height="150%"/>
      <style:text-properties officeooo:rsid="001a970f" officeooo:paragraph-rsid="001a970f"/>
    </style:style>
    <style:style style:name="P39" style:family="paragraph" style:parent-style-name="Standard" style:list-style-name="L1">
      <style:paragraph-properties fo:line-height="150%" fo:text-align="justify" style:justify-single-word="false"/>
      <style:text-properties officeooo:rsid="001aa142" officeooo:paragraph-rsid="001aa142"/>
    </style:style>
    <style:style style:name="P40" style:family="paragraph" style:parent-style-name="Standard" style:list-style-name="L1">
      <style:paragraph-properties fo:line-height="150%" fo:text-align="justify" style:justify-single-word="false"/>
      <style:text-properties officeooo:rsid="001bd0fd" officeooo:paragraph-rsid="001bd0fd"/>
    </style:style>
    <style:style style:name="P41" style:family="paragraph" style:parent-style-name="Standard" style:list-style-name="L1">
      <style:paragraph-properties fo:line-height="150%" fo:text-align="justify" style:justify-single-word="false"/>
      <style:text-properties fo:font-weight="normal" officeooo:rsid="001bd0fd" officeooo:paragraph-rsid="001bd0fd" style:font-weight-asian="normal" style:font-weight-complex="normal"/>
    </style:style>
    <style:style style:name="P42" style:family="paragraph" style:parent-style-name="Standard" style:list-style-name="L1">
      <style:paragraph-properties fo:line-height="150%" fo:text-align="justify" style:justify-single-word="false"/>
      <style:text-properties officeooo:rsid="001c39cf" officeooo:paragraph-rsid="001c39cf"/>
    </style:style>
    <style:style style:name="T1" style:family="text">
      <style:text-properties style:font-name="Arial" style:text-underline-style="none"/>
    </style:style>
    <style:style style:name="T2" style:family="text">
      <style:text-properties style:font-name="Arial" style:text-underline-style="none" fo:font-weight="normal" style:font-weight-asian="normal" style:font-weight-complex="normal"/>
    </style:style>
    <style:style style:name="T3" style:family="text">
      <style:text-properties style:font-name="Arial" style:text-underline-style="none" fo:font-weight="normal" officeooo:rsid="001a58ca" style:font-weight-asian="normal" style:font-weight-complex="normal"/>
    </style:style>
    <style:style style:name="T4" style:family="text">
      <style:text-properties style:font-name="Arial" style:text-underline-style="none" fo:font-weight="normal" officeooo:rsid="001aa142" style:font-weight-asian="normal" style:font-weight-complex="normal"/>
    </style:style>
    <style:style style:name="T5" style:family="text">
      <style:text-properties style:font-name="Arial" style:text-underline-style="none" fo:font-weight="normal" officeooo:rsid="001bd0fd" style:font-weight-asian="normal" style:font-weight-complex="normal"/>
    </style:style>
    <style:style style:name="T6" style:family="text">
      <style:text-properties style:font-name="Arial" style:text-underline-style="none" fo:font-weight="bold" style:font-weight-asian="bold" style:font-weight-complex="bold"/>
    </style:style>
    <style:style style:name="T7" style:family="text">
      <style:text-properties style:font-name="Arial" style:text-underline-style="none" fo:font-weight="bold" officeooo:rsid="001bd0f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27cebf" style:font-weight-asian="bold" style:font-weight-complex="bold"/>
    </style:style>
    <style:style style:name="T10" style:family="text">
      <style:text-properties fo:font-weight="bold" officeooo:rsid="0027ea4b" style:font-weight-asian="bold" style:font-weight-complex="bold"/>
    </style:style>
    <style:style style:name="T11" style:family="text">
      <style:text-properties fo:font-weight="bold" officeooo:rsid="002bc172" style:font-weight-asian="bold" style:font-weight-complex="bold"/>
    </style:style>
    <style:style style:name="T12" style:family="text">
      <style:text-properties fo:font-weight="bold" officeooo:rsid="002cb6d3" style:font-weight-asian="bold" style:font-weight-complex="bold"/>
    </style:style>
    <style:style style:name="T13" style:family="text">
      <style:text-properties fo:font-weight="bold" officeooo:rsid="0030d1ab" style:font-weight-asian="bold" style:font-weight-complex="bold"/>
    </style:style>
    <style:style style:name="T14" style:family="text">
      <style:text-properties officeooo:rsid="0021465a"/>
    </style:style>
    <style:style style:name="T15" style:family="text">
      <style:text-properties fo:font-weight="normal" style:font-weight-asian="normal" style:font-weight-complex="normal"/>
    </style:style>
    <style:style style:name="T16" style:family="text">
      <style:text-properties fo:font-weight="normal" officeooo:rsid="0024cd0e" style:font-weight-asian="normal" style:font-weight-complex="normal"/>
    </style:style>
    <style:style style:name="T17" style:family="text">
      <style:text-properties fo:font-weight="normal" officeooo:rsid="00252ff1" style:font-weight-asian="normal" style:font-weight-complex="normal"/>
    </style:style>
    <style:style style:name="T18" style:family="text">
      <style:text-properties officeooo:rsid="00242f13"/>
    </style:style>
    <style:style style:name="T19" style:family="text">
      <style:text-properties officeooo:rsid="0026618f"/>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officeooo:rsid="0027cebf"/>
    </style:style>
    <style:style style:name="T24" style:family="text">
      <style:text-properties officeooo:rsid="0027ea4b"/>
    </style:style>
    <style:style style:name="T25" style:family="text">
      <style:text-properties officeooo:rsid="002bc172"/>
    </style:style>
    <style:style style:name="T26" style:family="text">
      <style:text-properties officeooo:rsid="002cb6d3"/>
    </style:style>
    <style:style style:name="T27" style:family="text">
      <style:text-properties officeooo:rsid="0030d1ab"/>
    </style:style>
    <text:list-style style:name="L1">
      <text:list-level-style-number text:level="1"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ÓN A LOS SISTEMAS ERP/CRM</text:p>
      <text:p text:style-name="P1"/>
      <text:list xml:id="list2991933321" text:style-name="L1">
        <text:list-item>
          <text:p text:style-name="P2">Introducción a la gestión empresarial.</text:p>
          <text:p text:style-name="P2"/>
          <text:p text:style-name="P36"><text:span text:style-name="T3">U</text:span><text:span text:style-name="T2">na empresa o negocio existe siempre y cuando se obtenga beneficios, ya que gracias a ellos adquiere capacidad para crecer y desarrollarse. Así mismo una empresa tiene que gestionar perfectamente sus recursos para poder ser competitiva ante empresas que realizan idénticos productos. Sin embargo se tien</text:span><text:span text:style-name="T5">e</text:span><text:span text:style-name="T2"> que diferenciar entre empresa privada y empresa pública porque, aunque ambas tienen que administrar recursos de forma eficiente, las empresas del sector público tienen como principal objetivo ofrecer un servicio antes que obtener beneficios.</text:span></text:p>
          <text:p text:style-name="P4"/>
          <text:p text:style-name="P37"><text:span text:style-name="T2">Uno de los principales objetivos de la actividad de la empresa es el cliente; identificar sus necesidades y </text:span><text:span text:style-name="T4">averiguar cómo </text:span><text:span text:style-name="T2">satisfacerlas. Gracias a la innovación e investigación de las nuevas tecnologías aplicadas al sector de la informática </text:span><text:span text:style-name="T4">de gestión, se pueden identificar los posibles clientes o consumidores, que en realidad son la base para obtener beneficios en nuestra empresa.</text:span></text:p>
          <text:p text:style-name="P6"/>
          <text:list>
            <text:list-item>
              <text:p text:style-name="P2">Evolución de la informática de gestión empresarial.</text:p>
              <text:p text:style-name="P2"/>
              <text:p text:style-name="P6">Un sistema informático está formado por todos los recursos necesarios para facilitar un tratamiento automático de la información, y que, además, permitan la comunicación de la misma. Una posible clasificación según su evolución a lo largo del tiempo puede ser:</text:p>
              <text:p text:style-name="P39"><text:span text:style-name="T2">- </text:span><text:span text:style-name="T6">Sistema de procedimiento de transacciones: </text:span><text:span text:style-name="T2">Gestiona la información, es decir, almacena, modifica y recupera la información referente a las transacciones producidas en una empresa.</text:span></text:p>
              <text:p text:style-name="P39"><text:span text:style-name="T2">- </text:span><text:span text:style-name="T6">Sistemas de automatización de oficinas:</text:span><text:span text:style-name="T2"> Aplicaciones destinadas a ayudar en el trabajo diario del administrativo de una empresa u organización. Este software está formado por procesadores de textos, hojas de cálculo, editores de presentaciones, gestores de correo electrónico, etc.</text:span></text:p>
              <text:p text:style-name="P39"><text:span text:style-name="T2">- </text:span><text:span text:style-name="T6">Sistemas de planificación de recursos: </text:span><text:span text:style-name="T2">Integran la información y los procesos de una organización en un solo sistema. Estos sistemas son llamados también ERP (Enterprise Resourcing Planning), y son sistemas compuestos por </text:span><text:soft-page-break/><text:span text:style-name="T2">diferentes </text:span><text:span text:style-name="T5">partes integradas en una única aplicación como son, producción, ventas, compras, logística, contabilidad, gestión de proyectos, inventarios y control de almacenes, pedidos, nóminas, etc.</text:span></text:p>
              <text:p text:style-name="P39"><text:span text:style-name="T5">- </text:span><text:span text:style-name="T7">Sistema experto: </text:span><text:span text:style-name="T5">Es una aplicación informática capaz de solucionar un conjunto de problemas que exigen un gran conocimiento sobre un determinado tema. Imitan las actividades de un humano para resolver problemas de distinta índole emulando el comportamiento de un experto en un dominio concreto. Se puede considerar como una rama de de la inteligencia artificial.</text:span></text:p>
              <text:p text:style-name="P7"/>
            </text:list-item>
            <text:list-item>
              <text:p text:style-name="P2">Organización de una empresa y sus relaciones externas.</text:p>
              <text:p text:style-name="P2"/>
              <text:p text:style-name="P8">Una empresa necesita relacionarse estrechamente con su entorno empresarial si quiere desarrollar con éxito su actividad y ejecutar de forma exitosa sus proyectos. Entre las diferentes clasificaciones de los entornos que afectan a la empresa una posible clasificación sería:</text:p>
              <text:p text:style-name="P40"><text:span text:style-name="T2">- </text:span><text:span text:style-name="T6">Entorno próximo:</text:span><text:span text:style-name="T2"> como son los factores de producción y distribución, es decir mano de obra, entidades financieras, proveedores, así como organismos oficiales que tengan que ver con su actividad económica.</text:span></text:p>
              <text:p text:style-name="P41"><text:span text:style-name="T1">-</text:span><text:span text:style-name="T6"> Entorno general:</text:span><text:span text:style-name="T1"> que es el que tiene efectos directos e indirectos en la gestión general de la empresa.</text:span></text:p>
              <text:p text:style-name="P8"/>
              <text:p text:style-name="P8">Es por ello que la empresa necesita disponer de un sistema que proporciona rápida y eficientemente, toda la información del entorno que le rodea. La mayoría de las veces dispones de varias aplicaciones para trabajar con esta información, con la ineficacia y repetición de datos que esto comporta. Por ello una opción adecuada puede ser instalar un sistema de gestión de información, también llamados sistemas de planificación de recursos empresariales (ERP).</text:p>
              <text:p text:style-name="P9"/>
            </text:list-item>
          </text:list>
        </text:list-item>
        <text:list-item>
          <text:p text:style-name="P2">Sistemas ERP.</text:p>
          <text:p text:style-name="P2"/>
          <text:p text:style-name="P42"><text:span text:style-name="T2">Los sistemas de planificación de recursos empresariales (en inglés ERP, acrónimo de Enterprise Resource Planning) son sistemas de gestión de información que integran y automatizan muchas de las prácticas de negocio asociadas con los </text:span><text:soft-page-break/><text:span text:style-name="T2">aspectos operativos o productivos de una empresa, eliminando complejas conexiones entre sistemas de distintos proveedores.</text:span></text:p>
          <text:p text:style-name="P10"/>
          <text:p text:style-name="P11">Este tipo de sistemas suele estar formado por una arquitectura modular, donde cada módulo gestiona las funciones de un área empresarial diferente, como pueden ser: nóminas, finanzas, gestión de proyectos, sistemas de gestión geográfica, contabilidad, logística, stock, pedidos. Estas áreas de la empresa realizan funciones diferentes, pero se interrelacionan entre sí compartiendo información.</text:p>
          <text:p text:style-name="P11"/>
          <text:p text:style-name="P11">Gracias al alto grado de adaptabilidad de este tipo de sistemas, una empresa puede configurar su ERP para que se adapte a sus procesos de negocio. La personalización de este tipo de sistemas, junto con su modularidad y capacidad de integración de procesos, permite una gestión completa de las operaciones empresariales.</text:p>
          <text:p text:style-name="P11"/>
          <text:list>
            <text:list-item>
              <text:p text:style-name="P3">Tipos de licencia.</text:p>
              <text:p text:style-name="P3"/>
              <text:p text:style-name="P12">Antes de estudiar los ERP más importantes que existen en el mercado, analizaremos el concepto de licencia software. Como veremos más adelante, la elección del tipo de licencia (la cual lleva implícita una filosofía de trabajo), nos hará decantarnos por uno u otro tipo de producto.</text:p>
              <text:p text:style-name="P12">La licencia de software es un contrato entre el propietario y el usuario de una aplicación, para utilizar el software cumpliendo los términos y condiciones establecidas dentro de sus clausulas.</text:p>
              <text:p text:style-name="P12">Entre los tipos de licencias de software que nos podemos encontrar destacan los siguientes:</text:p>
              <text:p text:style-name="P12"/>
              <text:p text:style-name="P12">- <text:span text:style-name="T8">Software bajo licencia GPL.</text:span> Creada por la FSF, promotora del proyecto GNU. Permite la redistribución y modificación de las aplicaciones bajo los términos de la misma licencia, no pudiendo utilizarse otras como por ejemplo, las privativas. Esta es la licencia utilizada por la solución OpenERP, que además utiliza otra licencia en términos similares para aplicaciones en red.</text:p>
              <text:p text:style-name="P12"><text:soft-page-break/>- <text:span text:style-name="T8">Software bajo licencia BSD.</text:span> Creada por la universidad de Berkeley (EEUU). La única exigencia es dar crédito a los autores. Permite la libre redistribución y modificación, pero es tan permisiva que permite la redistribución como software no libre.</text:p>
              <text:p text:style-name="P12">- <text:span text:style-name="T8">Software bajo licencia MPL.</text:span> Creada por la empresa Netscape Communications para su navegador Netscape. Permite copia, modificación y distribución limitada, es decir, los desarrolladores pueden liberar el código manteniendo el control sobre sus creaciones o modificaciones. La solución OpenBravo ERP utiliza los términos de esta licencia para crear su OBPL, que es una adaptación de la licencia MPL, bajo la que se rige el núcleo de su aplicación.</text:p>
              <text:p text:style-name="P12">- <text:span text:style-name="T8">Software semilibre.</text:span> Software no libre que incluye autorización de uso, copia, distribución y modificación sin propósitos lucrativos, pero que tiene ciertas restricciones en el uso que hacen que no se considere software libre.</text:p>
              <text:p text:style-name="P12">-<text:span text:style-name="T8"> Software privativo. </text:span>Software no libre cuyo uso, redistribución o modificación están prohibidos, si no es con autorización. Este <text:span text:style-name="T14">tipo de licencia es utilizado por OpenBravo ERP en sus módulos comerciales, bajo la denominada licencia OBCL. El tipo de licencia privativo también es utilizado por SAP, que es a la vez el nombre de un ERP y de la empresa que lo creó.</text:span></text:p>
              <text:p text:style-name="P12"/>
            </text:list-item>
            <text:list-item>
              <text:p text:style-name="P3">Revisión de ERP actuales.</text:p>
              <text:p text:style-name="P3"/>
              <text:p text:style-name="P13">Los antecedentes de los sistemas ERP se remontan a la Segunda Guerra Mundial, cuando el gobierno de Estado Unidos intentaba controlar la logística bélica con programas especializados. Así surgieron los primeros sistemas para la planificación de requerimiento de materiales (Material Requeriments Planning Systems o MRP Systems).</text:p>
              <text:p text:style-name="P13"/>
              <text:p text:style-name="P13">Al final de los años 50 las compañías de Estados Unidos se dieron cuenta que estos sistemas MRP les permitían llevar un control de actividades como: facturación y pago, administración de nóminas y control de inventario, pero los ordenadores que utilizaban eran aún muy primitivos. Aún así durante los años 60 y 70, los sistemas MRP evolucionaron ayudando a reducir costes en lo referente al control de inventario.</text:p>
              <text:p text:style-name="P14"><text:soft-page-break/>Fue ya en los años 80 cuando estos sistemas pasaron a llamarse MRP II o planificación de los recursos de manufactura (Manufacturing Resource Planning) y su gestión iba más allá del control de disponibilidad de materiales.</text:p>
              <text:p text:style-name="P14">Así, a principios d ellos años 90, MRP-II evolucionó y abarcó áreas como Recursos Humanos, Finanzas, Ingeniería, Gestión de Proyectos, etc., y fue esta ampliación lo que dio lugar al sistema ERP.</text:p>
              <text:p text:style-name="P14"/>
              <text:p text:style-name="P14">Actualmente, el mercado de los ERP está dominado por productos como SAP, Oracle y Microsoft, entre los que se reparten el mercado global. En España cabe destacar los ERP de Navision y Axapta entre otro, ya consolidados en nuestro país y desarrollados y diseñados en Dinamarca para un tejido empresarial muy similar al nuestro.</text:p>
              <text:p text:style-name="P14"/>
              <text:p text:style-name="P14">La mayoría de los proveedores optan por Windows como plataforma para desarrollar sus sistemas ERP, sin embargo, Linux se está potenciando cada vez más, principalmente en las grandes empresas que son las que tienen un capital suficiente como para permitirse el probar en diferentes plataformas.</text:p>
              <text:p text:style-name="P14"/>
              <text:p text:style-name="P14">En este sentido, se puede hacer una primera clasificación de los sistemas ERP actuales, entre los que requieren un pago de una licencia para poder ser utilizados, es decir, propietarios como pueden ser los productos de SAP, Microsoft o Solmicro entre otros, y los de software libre u Opensource como son Openbravo, OpenERP, Odoo, Openxpertya, TinyERP o Abang entre otros.</text:p>
              <text:p text:style-name="P14"/>
              <text:p text:style-name="P15">Actualmente existe una nueva tendencia de sistemas ERP denominada <text:span text:style-name="T8">SaaS</text:span> o <text:span text:style-name="T8">software como servicio</text:span>. Esta modalidad es compatible tanto con los ERP propietarios como con los ERP Opensource. El SaaS consiste en proporcionar a los clientes el acceso al software adquirido a través de la red.</text:p>
              <text:p text:style-name="P15"/>
            </text:list-item>
            <text:list-item>
              <text:p text:style-name="P3">Características.</text:p>
              <text:p text:style-name="P3"/>
              <text:p text:style-name="P15">Existen tres características principales que distinguen a un sistema de gestión empresarial:</text:p>
              <text:p text:style-name="P15"><text:soft-page-break/>- <text:span text:style-name="T8">Integración:</text:span> un sistema ERP integra todos lo procesos de la empresa, de tal forma que las considera como una serie de áreas que se relacionan entre sí, para conseguir una mayor eficacia reduciendo tiempo y costes.</text:p>
              <text:p text:style-name="P15">En un sistema ERP los datos se ingresan una sola vez, formando una base de datos centralizada y facilitando el flujo de información entre los diferentes módulos.</text:p>
              <text:p text:style-name="P15">- <text:span text:style-name="T8">Modularidad:</text:span> cada módulo <text:span text:style-name="T18">del</text:span> <text:span text:style-name="T18">sistema</text:span> ERP se corresponde con un área funcional de la empresa. Gracias a una base de datos centralizada, estos módulos comparten información entre sí, facilitando la adaptabilidad, personalización e integración. Es habitual que cada módulo utilice un software específico para su funcionalidad.</text:p>
              <text:p text:style-name="P15">-<text:span text:style-name="T8"> Adaptabilidad:</text:span> aunque las dos características anteriores; integración y modularidad facilitan la adaptabilidad a las necesidades de cada empresa, algunas veces para abaratar costes se utiliza una solución más genérica y se modifican algunos de los procesos para alinearlos al sistema ERP.</text:p>
              <text:p text:style-name="P15"/>
              <text:p text:style-name="P15">Como ya hemos mencionado, gracias a la modularidad y capacidad de integración de las funcionalidades de un sistema ERP, es fácilmente adaptable a las necesidades de cada empresa, <text:span text:style-name="T18">permitiendo una total configuración.</text:span></text:p>
              <text:p text:style-name="P15"/>
            </text:list-item>
            <text:list-item>
              <text:p text:style-name="P3">Requisitos de un sistema ERP.</text:p>
              <text:p text:style-name="P3"/>
              <text:p text:style-name="P16">Para la implantación con éxito de un sistema ERP se deben cumplir dos requisitos sin los cuales sería muy complicado asegurar su adecuada puesta en funcionamiento, e incluso la rentabilidad de proyecto:</text:p>
              <text:p text:style-name="P16">- <text:span text:style-name="T8">Análisis previo</text:span> definiendo los objetivos que se quieren conseguir, así como los recursos necesarios, coste total, necesidades de la organización; es decir, su alcance funcional, definiendo qué áreas de la empresa sufrirán la implantación y qué calendario de fechas seguirán.</text:p>
              <text:p text:style-name="P16">- <text:span text:style-name="T8">Proyecto propio de implantación</text:span> en el que se incluyan: desarrollos de software necesario, configuraciones, así como la formación necesaria de los empleados, entre los aspectos más importantes.</text:p>
              <text:p text:style-name="P16"/>
              <text:p text:style-name="P16"><text:soft-page-break/>Sin embargo, aparte de estos dos requisitos importantes, para asegurar el éxito total, será necesario un seguimiento y control estricto de todos los objetivos que inicialmente se habían definido, prestando especial atención a los elementos críticos para la rentabilidad del proyecto.</text:p>
              <text:p text:style-name="P16"/>
            </text:list-item>
            <text:list-item>
              <text:p text:style-name="P3">Ventajas e inconvenientes.</text:p>
              <text:p text:style-name="P3"/>
              <text:p text:style-name="P16">Frente al enfoque del desarrollo de aplicaciones a medida, una aplicación ERP es un programa estándar que contiene las funciones más habituales en todo tipo de empresas, y que permite ciertos niveles de configuración.</text:p>
              <text:p text:style-name="P16">Pero esta características tienen una serie de ventaja e inconvenientes:</text:p>
              <text:p text:style-name="P16"/>
              <text:p text:style-name="P33">Ventajas del uso de los ERP:</text:p>
              <text:p text:style-name="P16">- Permiten resolver problemas derivados del tratamiento de la información con los sistemas anteriores.</text:p>
              <text:p text:style-name="P16">- Aumentan la eficiencia corporativa.</text:p>
              <text:p text:style-name="P33"><text:span text:style-name="T15">- </text:span><text:span text:style-name="T16">Mejoran las relaciones entre empresas y agentes con los que interactúan en el mercado.</text:span></text:p>
              <text:p text:style-name="P17">- Facilitan el acceso de la información.</text:p>
              <text:p text:style-name="P33"><text:span text:style-name="T16">- </text:span><text:span text:style-name="T17">Permiten la reducción de costes empresariales, especialmente los relacionados con las operaciones de las tecnologías de información y comunicación en la empresa.</text:span></text:p>
              <text:p text:style-name="P18">- ¨Permiten mayor facilidad e la configuración de los sistemas de la empresa.</text:p>
              <text:p text:style-name="P18">- Mejoran el entrono de integración de todas sus acciones.</text:p>
              <text:p text:style-name="P18">- Constituyen una mejora en las herramientas para el tratamiento de la información.</text:p>
              <text:p text:style-name="P18"/>
              <text:p text:style-name="P34">Inconvenientes:</text:p>
              <text:p text:style-name="P19">- Se requieren recursos para la adquisición en implantación de un sistema ERP, como la consultoría previa y los costes de adaptación de las funcionalidades a medida. También existen los costes de actualizaciones y mantenimiento del sistema, una vez puesto en marcha.</text:p>
              <text:p text:style-name="P19"><text:soft-page-break/>- Requieren una nueva manera de hacer negocios, de trabajar y organizarse dentro de la empresa, por lo que es necesario estar preparados para afrontar positivamente estos cambios.</text:p>
              <text:p text:style-name="P19"/>
            </text:list-item>
          </text:list>
        </text:list-item>
        <text:list-item>
          <text:p text:style-name="P3">Manejo de las relaciones con los clientes.</text:p>
          <text:p text:style-name="P3"/>
          <text:p text:style-name="P19">Después de 1990 el resurgimiento de Internet, el e-commerce y la tecnología Web llevan a las compañías a cambiar su enfoque estratégico, en un principio orientado al producto, a enfocarlo al cliente para garantizar entre otras cosas su lealtad. Por otra parte los clientes se vuelven más exigentes y para satisfacerles se debe de conocer sus necesidades <text:span text:style-name="T19">antes de venderle un producto o servicio. Las herramientas tecnológicas que hacen posible realizar este proceso manejando grandes cantidades de información se denominan Customer Relationship Management, más conocidas como CRM.</text:span></text:p>
          <text:p text:style-name="P19"/>
          <text:p text:style-name="P20">Actualmente la industria del software para el Manejo de las Relaciones con el Cliente (CRM) está viva y creciendo con una buena penetración en el mercado. Sin embargo ,mientras que sistemas abiertos CRM de código libre han sido muy lentos en conseguir credibilidad, los sistemas CRM llamados <text:span text:style-name="T20">bajo demanda</text:span> o <text:span text:style-name="T20">software en línea</text:span><text:span text:style-name="T21">, han prosperado, y es que Internet es una herramienta esencial para potenciar la aplicación de los sistemas de gestión de clientes, incidiendo en los siguientes aspectos:</text:span></text:p>
          <text:p text:style-name="P35">- Disminuye los costes de interacción con los clientes.</text:p>
          <text:p text:style-name="P35">- Promueve cierta bidireccionalidad en la comunicación.</text:p>
          <text:p text:style-name="P35">- Consigue mayor eficacia y eficiencia de las acciones de comunicación.</text:p>
          <text:p text:style-name="P35"/>
          <text:p text:style-name="P20"><text:span text:style-name="T21">En definitiva, los sistemas de información globales hacia clientes o CRM se originan como consecuencia de una aplicación específica de ERP. Están enfocados a mantener, crear y potenciar las relaciones con los clientes de una empresa, apoyando así las políticas de marketing de una empresa.</text:span><text:span text:style-name="T22"> Los sistemas CRM pueden encontrarse como aplicaciones separadas o bien consitutir un módulo más del sistema ERP</text:span><text:span text:style-name="T21">.</text:span></text:p>
          <text:p text:style-name="P20"/>
          <text:list>
            <text:list-item>
              <text:p text:style-name="P3">Revisión de CRM actuales.</text:p>
              <text:p text:style-name="P20"><text:soft-page-break/>En la actualidad los sistemas globales de CRM se pueden dividir en:</text:p>
              <text:p text:style-name="P20">- <text:span text:style-name="T8">Aplicaciones electrónicas para los canales de distribución de la empresa:</text:span> proporcionando <text:s/>los canales de distribución las herramientas tecnológicas para mejorar y coordinar sus relaciones con los clientes.</text:p>
              <text:p text:style-name="P20">- <text:span text:style-name="T8">Centros de atención telefónica</text:span> (call centres)<text:span text:style-name="T8">: </text:span>facilitan ayuda telefónica para resolver problemas y dudas a los clientes.</text:p>
              <text:p text:style-name="P20">- <text:span text:style-name="T8">Autoservicio hacia los clientes:</text:span> proporciona una gestión directa de sus propios requerimientos.</text:p>
              <text:p text:style-name="P20">- <text:span text:style-name="T9">Gestión electrónica de las actividades que afectan a clientes y ventas:</text:span><text:span text:style-name="T23"> Proporciona información para conocer mejor las necesidades del cliente.</text:span></text:p>
              <text:p text:style-name="P20"/>
            </text:list-item>
            <text:list-item>
              <text:p text:style-name="P3">Características.</text:p>
              <text:p text:style-name="P3"/>
              <text:p text:style-name="P21">Como ya se ha comentado antes, las aplicaciones CRM tienen como cometido gestionar las diferentes formas en que la empresa trata con sus actuales y potenciales clientes. Entre ss principales características se pueden destacar: el facilitar tomar decisiones en tiempo real, incrementando la rentabilidad del cliente gracias a que obtienen una información muy útil a partir de datos complejos, es decir, pueden identificar fácilmente a los clientes que compran o que no están interesados y actuar en consecuencia.</text:p>
              <text:p text:style-name="P21"/>
              <text:p text:style-name="P21">Es muy importante que todos los sistemas estén integrados y que las bases de datos de los clientes estén unificadas. Gracias a esto, el sistema CRM podrá obtener información de diferentes áreas como la comercial, marketing, operaciones y administración de ventas, generando diferentes informes sobre su actividad.</text:p>
              <text:p text:style-name="P21"/>
              <text:p text:style-name="P21">En definitiva, los sistemas CRM fomentan las relaciones a largo plazo con los clientes, creando una nueva manera de vender que se traduce en aprovechar cualquier oportunidad para conquistar a los clientes. Además, facilitan la toma de decisiones referentes a inversiones, reduciendo la longitud de los ciclos de venta y, por último, permiten que el mismo usuario pueda hacer adaptaciones sin tener la necesidad de cambiar el código fuente.</text:p>
              <text:p text:style-name="P21"/>
            </text:list-item>
            <text:list-item>
              <text:p text:style-name="P3"><text:soft-page-break/>Ventajas e inconvenientes.</text:p>
              <text:p text:style-name="P3"/>
              <text:p text:style-name="P21">Entre las ventajas que pretenden alcanzar las aplicaciones de los CRM destacan:</text:p>
              <text:p text:style-name="P21"/>
              <text:p text:style-name="P21">- Reducir costes y mejorar ofertas.</text:p>
              <text:p text:style-name="P21">- Identificar los clientes potenciales que mayor beneficio generen para la empresa.</text:p>
              <text:p text:style-name="P21">- Mejorar la información del cliente.</text:p>
              <text:p text:style-name="P21">- Mejorar el servicio al cliente.</text:p>
              <text:p text:style-name="P21">- Personalizar y optimizar los procesos.</text:p>
              <text:p text:style-name="P21">- Aumentar la cuota de gasto de los clientes.</text:p>
              <text:p text:style-name="P21">- Localizar nuevas oportunidades de negocio.</text:p>
              <text:p text:style-name="P21">- Aumentar las tasas de retención de clientes.</text:p>
              <text:p text:style-name="P21">- Incremento de ventas.</text:p>
              <text:p text:style-name="P21"/>
              <text:p text:style-name="P21">Sin embargo, es muy importante destacar que para alcanzar el éxito en este tipo de proyectos se han de tener en cuenta la adaptación de los siguientes conceptos estratégicos en una empresa y el considerable esfuerzo que esto supone:</text:p>
              <text:p text:style-name="P21"/>
              <text:p text:style-name="P21">- <text:span text:style-name="T10">Estrategia: </text:span><text:span text:style-name="T24">debe estar en consonancia con las necesidades tácticas y operativas de la empresa, así como con su estrategia corporativa.</text:span></text:p>
              <text:p text:style-name="P22">- <text:span text:style-name="T10">Personas: </text:span><text:span text:style-name="T24">La formación del personal, así como la comunicación interna es imprescindible. La organización o la empresa debe de enfocarse al cliente, de manera que no basta con la implantación tecnológica del sistema, sino que debe existir un esfuerzo por el correcto uso de ella.</text:span></text:p>
              <text:p text:style-name="P22"><text:span text:style-name="T24">- </text:span><text:span text:style-name="T10">Procesos:</text:span><text:span text:style-name="T24"> Se requiere un esfuerzo para la nueva definición de los procesos de negocio y mejorar las relaciones con los clientes.</text:span></text:p>
              <text:p text:style-name="P22"><text:span text:style-name="T24">- </text:span><text:span text:style-name="T10">Tecnología:</text:span><text:span text:style-name="T24"> La solución tecnológica que se adopte no será siempre la misma , sino que dependerá de las necesidades de la empresa y principalmente de los recursos de los que se disponga.</text:span></text:p>
              <text:p text:style-name="P22"/>
            </text:list-item>
          </text:list>
        </text:list-item>
        <text:list-item>
          <text:p text:style-name="P3">Arquitectura de un sistema ERP.</text:p>
          <text:p text:style-name="P23"><text:soft-page-break/>Los elementos técnicos más importatnes en la estructura ERP son una <text:span text:style-name="T8">base de datos relacional</text:span> y una <text:span text:style-name="T8">arquitectura cliente-servidor</text:span>.</text:p>
          <text:p text:style-name="P23"/>
          <text:p text:style-name="P23">Las arquitecturas cliente-servidor se utilizan para operar con los servicios del sistema. Esta arquitectura consiste en que los clientes solicitan servicios al servidor cuando no pueden realizarlos por sí mismos, como por ejemplo, acceso a los datos de un repositorio o base de datos.</text:p>
          <text:p text:style-name="P23"/>
          <text:p text:style-name="P23">Los clientes se comunicarán con el servidor mediante red corporativa o Internet, solicitando principalmente, consultas a la case de datos. El servidor o servidores realizarán funciones de administración de periféricos y control de acceso a la base de datos compartida.</text:p>
          <text:p text:style-name="P23"/>
          <text:p text:style-name="P23">El modelo relacional es el más utilizado en los sistemas gestores de base de datos, respondiendo al requerimiento de cada una de las aplicaciones que desean revisar, actualizar o eliminar los datos que tienen almacenados.</text:p>
          <text:p text:style-name="P23"/>
          <text:list>
            <text:list-item>
              <text:p text:style-name="P3">Estructura funcional.</text:p>
              <text:p text:style-name="P3"/>
              <text:p text:style-name="P23">Desde una perspectiva funcional, los sistemas ERP están diseñados de forma modular y cada organización o empresa determina qué módulos implantará.</text:p>
              <text:p text:style-name="P23"/>
              <text:p text:style-name="P23">La base de datos que compone el sistema ERP trabaja por un lado captando información que proviene de diferentes aplicaciones, y por otro, entregando desde sus repositorios la información necesaria para apoyar las diferentes funciones de la empresa.</text:p>
              <text:p text:style-name="P23"/>
              <text:p text:style-name="P24">En relación a los módulos o aplicaciones, cada una tiene una funcionalidad diferente, pero lo realmente interesante es que existe <text:span text:style-name="T25">una integración entre todas por medio de los datos contenidos en los repositorios de la base de datos.</text:span></text:p>
              <text:p text:style-name="P24"/>
              <text:p text:style-name="P24"><text:span text:style-name="T25">Dependiendo de los procesos de negocios que se apoyen, los sistemas ERP se pueden clasificar en:</text:span></text:p>
              <text:p text:style-name="P24"><text:soft-page-break/>- <text:span text:style-name="T11">Proceso de manufactura</text:span><text:span text:style-name="T25"> que apoyan compras, gestión de inventario, planificación de producción y manutención de planta y equipamiento.</text:span></text:p>
              <text:p text:style-name="P24">- <text:span text:style-name="T11">Procesos de venta y marketing</text:span><text:span text:style-name="T25"> incorporando herramientas para gestión y planificación de ventas, así como aplicaciones para procesamiento de órdenes de venta y facturación y/o servicios.</text:span></text:p>
              <text:p text:style-name="P24">- <text:span text:style-name="T11">Procesos financieros y contables</text:span><text:span text:style-name="T25"> con aplicaciones relacionadas con gestión y presupuesto de flujos financieros, contabilidad y generación de informes financieros. Así mismo, este grupo de aplicaciones apoyan las actividades asociadas tanto a cuentas a pagar como a cuentas a cobrar y costes de producción.</text:span></text:p>
              <text:p text:style-name="P24">- <text:span text:style-name="T11">Procesos de recursos humanos</text:span><text:span text:style-name="T25"> con aplicaciones relacionadas con registro del personal, control de tiempos, cálculo de remuneraciones y contabilización de beneficios entre otros.</text:span></text:p>
              <text:p text:style-name="P24"/>
            </text:list-item>
            <text:list-item>
              <text:p text:style-name="P3">Extensiones.</text:p>
              <text:p text:style-name="P3"/>
              <text:p text:style-name="P25">Además de las funciones ya vistas, los ERP pueden tener funcionalidades adicionales como:</text:p>
              <text:p text:style-name="P25"/>
              <text:p text:style-name="P25">- <text:span text:style-name="T8">CRM</text:span> (Customer Relationship Management) o administración basada en la relación con los clientes, como ya se ha visto con más detalle en apartados anteriores.</text:p>
              <text:p text:style-name="P25">- <text:span text:style-name="T8">HCM</text:span> (Human Capital Management) o gestión del Capital Humano que tiene como objetivo llevar un mayor control de nuestros empleados conociendo su rendimiento, entre otros factores, permitiendo así automatizar al máximo el departamento de Recursos Humanos.</text:p>
              <text:p text:style-name="P25">- <text:span text:style-name="T8">SCM </text:span>(Suply Chain Management) <text:span text:style-name="T26">o administración de la cadena de suministro, controlando eficientemente las operaciones de la cadena de suministro.</text:span></text:p>
              <text:p text:style-name="P25">- <text:span text:style-name="T12">PLM</text:span><text:span text:style-name="T26"> (Product Lifecycle Management) o gestion de la vida del producto, intentando controlar todo el proceso de fabricación de productos desde la introducción al mercado hasta su lanzamiento y posterior evolución, poniendo en contacto las personas y documentos relacionadas con el desarrollo de un producto en concreto.</text:span></text:p>
              <text:p text:style-name="P25"/>
            </text:list-item>
          </text:list>
        </text:list-item>
        <text:list-item>
          <text:p text:style-name="P3"><text:soft-page-break/>Software compatible. Configuración.</text:p>
          <text:p text:style-name="P3"/>
          <text:p text:style-name="P26">Existen tres factores que siempre se tienen en cuenta cuando se trata de adoptar el mejor sistema operativo para la implantación de un ERP:</text:p>
          <text:p text:style-name="P26"/>
          <text:p text:style-name="P26">- <text:span text:style-name="T8">Experiencia</text:span> o anteriores prácticas que haya tenido la empresa con otros sistemas operativos.</text:p>
          <text:p text:style-name="P26">-<text:span text:style-name="T8"> Disponibilidad</text:span> de servicios que el sistema operativo ofrece al ERP.</text:p>
          <text:p text:style-name="P26">- <text:span text:style-name="T8">Coste</text:span> de la inversión a realizar al adoptar el nuevo sistema operativo.</text:p>
          <text:p text:style-name="P26"/>
          <text:p text:style-name="P26">En general el sistema operativo debe ser tratado como un soporte al ERP y no lo contrario, pero en la realidad su elección es una cuestión estratégica de la empresa, y está influenciada por el equipamiento elegido y los ya instalados.</text:p>
          <text:p text:style-name="P26"/>
          <text:p text:style-name="P26">Aunque existen varias opiniones al respecto del sistema operativo a escoger, esta decisión siempre debe tomarse tras un detallado análisis sobre el requerimiento del sistema ERP, en función del tamaño de la compañía en cuestión y de la amplitud del proyecto a implantar, es decir, si este estudio, por la complejidad del proyecto, recomienda usar varias plataformas, esta será entonces la mejor orientación.</text:p>
          <text:p text:style-name="P26"/>
          <text:list>
            <text:list-item>
              <text:p text:style-name="P3">Sistemas operativos libres o propietarios.</text:p>
              <text:p text:style-name="P3"/>
              <text:p text:style-name="P28">Originalmente Unix era el sistema operativo preferido para la instalación de paquetes de gestión, ya que proporcionaban más seguridad y procesamiento a gran escala, con menos fallos, pero Microsoft después de la versión 2000 evolucionó y se adecuó mucho más a las exigencias de procesamiento, siendo hoy en día una opción más, aunque propietaria, para instalar un sistema ERP.</text:p>
              <text:p text:style-name="P28"/>
              <text:p text:style-name="P28">Aún así, siempre debe hacerse una evaluación minuciosa del sistema operativo teniendo en cuenta la plataforma de hardware más indicada para la compañía.</text:p>
              <text:p text:style-name="P28"/>
              <text:p text:style-name="P28">Con respecto a Linux, medio hermano de Unix, y siendo un sistema operativo de desarrollo abierto, es hoy una opción para el procesamiento de aplicaciones, inclusive en grandes empresas. Su principal aspecto positivo es la reducción de <text:soft-page-break/>costos de las licencias, sin embargo, el soporte no tiene la amplitud y la experiencia de las compañías que trabajan con Windows o Unix.</text:p>
              <text:p text:style-name="P28"/>
              <text:p text:style-name="P28">La implementación de un sistema ERP no debe condicionar la elección de un nuevo sistema operativo para la compañía, ya que siempre es preferible un ambiente seguro y probado por la empresa.</text:p>
              <text:p text:style-name="P27"/>
            </text:list-item>
            <text:list-item>
              <text:p text:style-name="P3">Sistemas Gestores de bases de datos.</text:p>
              <text:p text:style-name="P3"/>
              <text:p text:style-name="P29">Las bases de datos más indicadas para operar con ERP dependen en gran medida del gusto del cliente, más que de una compatibilidad entre los sistemas, aunque pueden existir excepciones, ya que el desarrollo de algunas soluciones puede obligar a cumplir ciertos requisitos en la relación del sistema con la base de datos.</text:p>
              <text:p text:style-name="P29"/>
              <text:p text:style-name="P29">En la actualidad, los fabricantes más importantes en el mercado de bases de datos como IBM, Oracle o Microsoft, tienen compatibilidad garantizada con todos los sistemas ERP aunque conviene resaltar que, siempre será más conveniente adecuar las bases de datos al paquete de gestión y no a la inversa.</text:p>
              <text:p text:style-name="P29"/>
              <text:p text:style-name="P29">En definitiva, gracias a la correcta integración de la base de datos en el sistema de gestión, permitiendo que las informaciones le sean introducidas una única vez y en tiempo real, éste puede estandarizarlas y distribuirlas por todas las partes del sistema con las que está relacionado. Así por ejemplo, cuando se da una orden de compra, comienza a fluir información para otros módulos y bases de datos tales como: manufacturas, stock de piezas, etc., realizándose un exhaustivo seguimiento, hasta que finaliza al realizarse el pago d ella factura, y lo más importante de todo es que este proceso se realiza si superposición de información.</text:p>
              <text:p text:style-name="P29"/>
            </text:list-item>
            <text:list-item>
              <text:p text:style-name="P3">Configuración de la plataforma.</text:p>
              <text:p text:style-name="P3"/>
              <text:p text:style-name="P29">La configuración de la plataforma donde instalemos nuestro sistema ERP siempre variará en función del tipo y del sistema operativo donde funcione.</text:p>
              <text:p text:style-name="P29"><text:soft-page-break/>En la mayoría de los casos los sistemas ERP correrán sobre una plataforma cliente-servidor, aunque esto no quita que el sistema pueda estar integrado en un Servidor Web, o que pueda utilizar tecnología SaaS.</text:p>
              <text:p text:style-name="P29"/>
              <text:p text:style-name="P29">Independientemente del sistema operativo que tengamos instalado en nuestra empresa, o que decidamos utilizar para implementar nuestro ERP Windows o Linux, básicamente siempre tenemos que tener en cuenta lo siguiente:</text:p>
              <text:p text:style-name="P29"/>
              <text:p text:style-name="P29">- Disponer de una máquina con prestaciones de servidor donde inicialmente instalaremos nuestro ERP.</text:p>
              <text:p text:style-name="P29">- Instalar nuestra base de datos y conectarla con nuestro ERP.</text:p>
              <text:p text:style-name="P29">- Instalar los módulos necesarios ERP que hayamos decidido adquirir.</text:p>
              <text:p text:style-name="P29">- Configurar los diferentes clientes para que accedan al servidor y que puedan realizar sus peticiones al sistema ERP.</text:p>
              <text:p text:style-name="P29"/>
            </text:list-item>
            <text:list-item>
              <text:p text:style-name="P3">Verificación de la instalación y configuración de los sistemas operativos y de gestión de datos.</text:p>
              <text:p text:style-name="P30">Antes de proceder a la instalación de un sistema ERP debemos disponer de un sistema operativo instalado en nuestro equipo, generalmente destinado a ser un servidor por lo que los sistemas operativos de servidor pueden ser Linux(Red Hat, Debian, etc.), UNIX(FreeBSD, Solaris, etc.) y Windows(Server).</text:p>
              <text:p text:style-name="P30">Así que lo primero que tenemos que decidir es un sistema operativo de todos los que recomienda el fabricante, que no tiene porqué ser siempre un sistema operativo para servidor.</text:p>
              <text:p text:style-name="P30">Después de esto, como ya hemos comentado en el apartado anterior, uno de os puntos importantes para poder instalar un sistema ERP es disponer de una base de datos instalada y configurada. Esta base de datos será la que utilice nuestro sistema ERP, por ello cada sistema podrá requerir una base de datos diferente. Debido a la gran variedad de ERP existentes en el mercado y a los diferentes requerimientos de cada uno de ellos, sería imposible tratar todos en un solo apartado, pero si podemos dar unas pautas generales, basándonos en los sistemas más usuales y principalmente, en los de software libre, ya que tendrás más facilidad de conseguirlos y practicar con ellos. Las instalaciones suelen estar muy automatizadas, pero en todas siempre nos vana solicitar la <text:soft-page-break/>ubicación de la base de datos, un usuario, una contraseña para el administrador y un puerto para las comunicaciones.</text:p>
              <text:p text:style-name="P30"/>
            </text:list-item>
          </text:list>
        </text:list-item>
        <text:list-item>
          <text:p text:style-name="P3">Elección de un sistema ERP.</text:p>
          <text:p text:style-name="P30">Hemos visto como en el mercado de los ERP existen gran cantidad de iniciativas privadas y de software libre. Dado el gran abanico de soluciones nos surgen las siguientes preguntas: ¿Qué sistemas son mejores? ¿Cuáles ofrecen mayor calidad a un coste aceptable?</text:p>
          <text:p text:style-name="P30">Las empresas hoy en día se mueven en un entorno complejo con un alto nivel de competitividad y donde la información constituye un gran valor diferencial. La revolución de las nuevas tecnologías ha creado un mundo donde nuestros hábitos y costumbres se han visto modificados en el desencadenamiento de lo que podríamos denominar un gran mercado mundial de consumo.</text:p>
          <text:p text:style-name="P30">En este mundo de globalización, las empresas están abocadas a la mejora continua de sus procesos de gestión, para facilitar una mejor respuesta a sus clientes, para reducir los plazos de entrega, controlar el inventario de sus productos, etc.</text:p>
          <text:p text:style-name="P30">Es ahí donde surgen los <text:span text:style-name="T8">Sistemas de planificación de Recursos Empresariales (ERP), </text:span>cuyo objetivo es proporcionar una gestión integrada y flexible de todos los recursos empresariales:</text:p>
          <text:p text:style-name="P30">- <text:span text:style-name="T8">Integrada</text:span>, porque el resultado de un proceso conlleva el inicio de otro, todo ello bajo una base de datos común mantenida por un sistema de administración de bases de datos. Por ejemplo, <text:span text:style-name="T27">la oportunidad de un nuevo cliente dará lugar a la realización de un pedido, que posteriormente se convertirá en una factura. En las empresas tradicionales muchas veces estos procesos no se hayan conectados, lo que da lugar a duplicidad de la información e incongruencias en los datos.</text:span></text:p>
          <text:p text:style-name="P30">- <text:span text:style-name="T13">Flexible</text:span><text:span text:style-name="T27">, porque se basan en los flujos de trabajo de la empresa, en contraposición a los programas cerrados con menos posibilidades de adaptación.</text:span></text:p>
          <text:p text:style-name="P32">Por todo ello, las respuestas a las preguntas que nos hacíamos al principio vendrán dadas por la evaluación de los sistemas disponibles y el nivel de integración y flexibilidad de que dispongan. En base a ello, la empresa podrá tomar las decisiones más adecuadas que afectarán a su actividad operacional y a sus procesos de negocio.</text:p>
          <text:p text:style-name="P32"><text:soft-page-break/>En la actualidad, la planificación de recursos empresariales se encuentra en un proceso de evolución constante, pudiendo encontrar alternativas bajo licencia de software libre que constituyen una referencia importante, frente a la oferta de las grandes multinacionales como SAP u Oracle.</text:p>
          <text:p text:style-name="P31"/>
          <text:list>
            <text:list-item>
              <text:p text:style-name="P2">El software libre en el mercado de los ERP.</text:p>
              <text:p text:style-name="P31">El negocio del software de planificación empresarial tradicionalmente ha estado manejado por las grandes empresas del sector de software privativo. La oferta de servicios de estas empresas se compone de un pago por la licencia o licencias del software ERP, más los costes asociados de implantación y adaptación del software a las necesidades del cliente.</text:p>
              <text:p text:style-name="P31">Con la aparición del software libre, el modelo de negocio de las empresas proveedoras de software se ha visto modificado. Con este nuevo modelo, los clientes se ahorran el pago de la licencia, puesto que no se vende un software sino que se ofrecen unos servicios por su implantación.</text:p>
              <text:p text:style-name="P31">En el software libre los proveedores pueden ser profesionales independientes (freelance) o empresas consultoras. Los servicios se ofrecen bajo un mantenimiento anual por usuario o puesto instalado, o bien simplemente cobrando las horas trabajadas.</text:p>
              <text:p text:style-name="P31">La actualización del software o corrección de errores en el caso del software privativo, queda garantizado por un contrato de mantenimiento, más o menos elevado, que le asegura al cliente que ese error va a ser subsanado por parte de la empresa propietaria del software, o que se van a incorporar periódicamente mejoras al software. En el caso del software libre, no existe una garantía como tal, ya que </text:p>
            </text:list-item>
            <text:list-item>
              <text:p text:style-name="P2">ERP de software libre.</text:p>
            </text:list-item>
          </text:list>
        </text:list-item>
        <text:list-item>
          <text:p text:style-name="P2">Instalación y configuración del sistema ERP.</text:p>
          <text:list>
            <text:list-item>
              <text:p text:style-name="P2">Tipos de instalación. Monopuesto. Cliente/Servidor.</text:p>
            </text:list-item>
            <text:list-item>
              <text:p text:style-name="P2">Procesos de instalación del sistema.</text:p>
            </text:list-item>
            <text:list-item>
              <text:p text:style-name="P2">Parámetros de configuración: descripción, tipología y uso.</text:p>
            </text:list-item>
            <text:list-item>
              <text:p text:style-name="P2">Configuración del servidor y de la base de datos.</text:p>
            </text:list-item>
            <text:list-item>
              <text:p text:style-name="P2">Servicios de acceso.</text:p>
            </text:list-item>
            <text:list-item>
              <text:p text:style-name="P2">Actualización del sistema.</text:p>
            </text:list-item>
          </text:list>
        </text:list-item>
        <text:list-item>
          <text:p text:style-name="P5">Asistencia técnica remota en el sistema ERP-CRM.</text:p>
          <text:list>
            <text:list-item>
              <text:p text:style-name="P5"><text:soft-page-break/>Instalación y configuración en servidores Ubuntu.</text:p>
            </text:list-item>
            <text:list-item>
              <text:p text:style-name="P5">Instalación y configuración en servidores Windows.</text:p>
            </text:list-item>
            <text:list-item>
              <text:p text:style-name="P5">Conexión remota por VNC inverso.</text:p>
            </text:list-item>
            <text:list-item>
              <text:p text:style-name="P5">Conexión por SSH.</text:p>
            </text:list-item>
          </text:list>
        </text:list-item>
        <text:list-item>
          <text:p text:style-name="P5">Herramientas para la programación de sistemas ERP/CRM.</text:p>
          <text:p text:style-name="P3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07:49:15.966000000</meta:creation-date>
    <dc:date>2018-10-03T14:31:18.741000000</dc:date>
    <meta:editing-duration>PT14M19S</meta:editing-duration>
    <meta:editing-cycles>4</meta:editing-cycles>
    <meta:generator>LibreOffice/6.1.1.2$Windows_X86_64 LibreOffice_project/5d19a1bfa650b796764388cd8b33a5af1f5baa1b</meta:generator>
    <meta:document-statistic meta:table-count="0" meta:image-count="0" meta:object-count="0" meta:page-count="18" meta:paragraph-count="173" meta:word-count="4977" meta:character-count="32015" meta:non-whitespace-character-count="27181"/>
  </office:meta>
</office:document-meta>
</file>